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a05" officeooo:paragraph-rsid="000e0a05"/>
    </style:style>
    <style:style style:name="P2" style:family="paragraph" style:parent-style-name="Standard">
      <style:text-properties officeooo:rsid="000ec473" officeooo:paragraph-rsid="000ec473"/>
    </style:style>
    <style:style style:name="P3" style:family="paragraph" style:parent-style-name="Standard">
      <style:text-properties officeooo:rsid="0010518a" officeooo:paragraph-rsid="0010518a"/>
    </style:style>
    <style:style style:name="P4" style:family="paragraph" style:parent-style-name="Standard">
      <style:text-properties officeooo:rsid="001162a2" officeooo:paragraph-rsid="001162a2"/>
    </style:style>
    <style:style style:name="P5" style:family="paragraph" style:parent-style-name="Standard">
      <style:text-properties officeooo:rsid="0011664e" officeooo:paragraph-rsid="0011664e"/>
    </style:style>
    <style:style style:name="P6" style:family="paragraph" style:parent-style-name="Standard">
      <style:text-properties fo:font-size="20pt" fo:font-weight="bold" officeooo:rsid="000e0a05" officeooo:paragraph-rsid="000e0a05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5pt" fo:font-weight="bold" officeooo:rsid="000e0a05" officeooo:paragraph-rsid="000e0a0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62a2" officeooo:paragraph-rsid="001162a2" style:font-size-asian="15pt" style:font-weight-asian="bold" style:font-size-complex="15pt" style:font-weight-complex="bold"/>
    </style:style>
    <style:style style:name="P9" style:family="paragraph" style:parent-style-name="Standard">
      <style:text-properties fo:font-weight="bold" officeooo:rsid="000e0a05" officeooo:paragraph-rsid="000e0a05" style:font-weight-asian="bold" style:font-weight-complex="bold"/>
    </style:style>
    <style:style style:name="P10" style:family="paragraph" style:parent-style-name="Standard">
      <style:text-properties fo:font-weight="bold" officeooo:rsid="000ec473" officeooo:paragraph-rsid="000ec473" style:font-weight-asian="bold" style:font-weight-complex="bold"/>
    </style:style>
    <style:style style:name="P11" style:family="paragraph" style:parent-style-name="Standard">
      <style:text-properties fo:font-weight="bold" officeooo:rsid="0010518a" officeooo:paragraph-rsid="0010518a" style:font-weight-asian="bold" style:font-weight-complex="bold"/>
    </style:style>
    <style:style style:name="P12" style:family="paragraph" style:parent-style-name="Standard">
      <style:text-properties fo:font-weight="bold" officeooo:rsid="001162a2" officeooo:paragraph-rsid="001162a2" style:font-weight-asian="bold" style:font-weight-complex="bold"/>
    </style:style>
    <style:style style:name="T1" style:family="text">
      <style:text-properties officeooo:rsid="000ec473"/>
    </style:style>
    <style:style style:name="T2" style:family="text">
      <style:text-properties officeooo:rsid="001162a2"/>
    </style:style>
    <style:style style:name="T3" style:family="text">
      <style:text-properties officeooo:rsid="001166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ensamento Computacional</text:p>
      <text:p text:style-name="P1"/>
      <text:p text:style-name="P7">Visão Geral</text:p>
      <text:p text:style-name="P1"/>
      <text:p text:style-name="P1">Processo de pensamento que expressa soluções na forma de passos computacionais (algoritmos) que podem ser implementados em um computador.</text:p>
      <text:p text:style-name="P1"/>
      <text:p text:style-name="P9">Quatro <text:span text:style-name="T1">Pilares </text:span></text:p>
      <text:p text:style-name="P1"/>
      <text:p text:style-name="P10">Decomposição</text:p>
      <text:p text:style-name="P2">- Dividir um problema maior em pequenas etapas, depois quando todas estiverem resolvidas, juntar no problema principal.</text:p>
      <text:p text:style-name="P2"/>
      <text:p text:style-name="P10">Reconhecimento de Padrões</text:p>
      <text:p text:style-name="P2">- Identificar os padrões e tendencias <text:span text:style-name="T2">em um problema.</text:span></text:p>
      <text:p text:style-name="P2"/>
      <text:p text:style-name="P10">Abstração</text:p>
      <text:p text:style-name="P2">- Transformar o conceito do problema em algo mais generalista.</text:p>
      <text:p text:style-name="P2"/>
      <text:p text:style-name="P11">Design de algoritmos</text:p>
      <text:p text:style-name="P3">- Definir passos para resolver o problema: entrada – processamento – saída. <text:span text:style-name="T2">Uso do Raciocínio Lógico.</text:span></text:p>
      <text:p text:style-name="P3"/>
      <text:p text:style-name="P3"/>
      <text:p text:style-name="P8">Raciocínio Lógico</text:p>
      <text:p text:style-name="P4"/>
      <text:p text:style-name="P4">Habilidade de etruturar o pensamento que permite encontrar ou determinar a resolução de um problema. O Raciocínio Lógico precisa ser constantemente exercitado, não é algo que pode ser passado como um conhecimento.</text:p>
      <text:p text:style-name="P4"/>
      <text:p text:style-name="P12">Indução</text:p>
      <text:p text:style-name="P4">A partir de uma observação, é criado leis e teorias.</text:p>
      <text:p text:style-name="P4">Processo de tentativa e erro.</text:p>
      <text:p text:style-name="P4">Encontrar o padrão em uma situação. <text:span text:style-name="T3">(Processo de descobertas).</text:span></text:p>
      <text:p text:style-name="P4"/>
      <text:p text:style-name="P12">Dedução</text:p>
      <text:p text:style-name="P4">A partir das leis e teorias, é criado previsões explicações.</text:p>
      <text:p text:style-name="P4">Usada para provar algo que já é dado como lei (teoremas).</text:p>
      <text:p text:style-name="P4"/>
      <text:p text:style-name="P12">Abdução</text:p>
      <text:p text:style-name="P5">Ulitiza a conclusão para determinar a premissa – primeiro eu analiso o que ocorreu para tentar determinar COMO aquilo ocorreu. (Processo investigativo – Policial, por exemplo).</text:p>
      <text:p text:style-name="P5">SE ocorreu isso, ENTÃO deve ter acontecido aquilo.</text:p>
      <text:p text:style-name="P5"/>
      <text:p text:style-name="P5"/>
      <text:p text:style-name="P4"/>
      <text:p text:style-name="P4"/>
      <text:p text:style-name="P3"/>
      <text:p text:style-name="P3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10:22:10.151000000</dc:date>
    <meta:editing-duration>PT12M2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24" meta:word-count="197" meta:character-count="1325" meta:non-whitespace-character-count="1147"/>
  </office:meta>
</office:document-meta>
</file>